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625in" fo:margin-left="-0.6521in" table:align="left"/>
    </style:style>
    <style:style style:name="Table1.A" style:family="table-column">
      <style:table-column-properties style:column-width="5.0521in"/>
    </style:style>
    <style:style style:name="Table1.B" style:family="table-column">
      <style:table-column-properties style:column-width="3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11e5"/>
    </style:style>
    <style:style style:name="P2" style:family="paragraph" style:parent-style-name="Table_20_Contents">
      <style:text-properties fo:font-size="11pt" officeooo:paragraph-rsid="001b4614" style:font-size-asian="11pt" style:font-size-complex="11pt"/>
    </style:style>
    <style:style style:name="P3" style:family="paragraph" style:parent-style-name="Table_20_Contents">
      <style:text-properties fo:font-size="11pt" officeooo:paragraph-rsid="001c454f" style:font-size-asian="11pt" style:font-size-complex="11pt"/>
    </style:style>
    <style:style style:name="P4" style:family="paragraph" style:parent-style-name="Table_20_Contents">
      <style:text-properties fo:font-size="11pt" officeooo:paragraph-rsid="001c550a" style:font-size-asian="11pt" style:font-size-complex="11pt"/>
    </style:style>
    <style:style style:name="P5" style:family="paragraph" style:parent-style-name="Table_20_Contents">
      <style:text-properties fo:font-size="11pt" officeooo:paragraph-rsid="001c893b" style:font-size-asian="11pt" style:font-size-complex="11pt"/>
    </style:style>
    <style:style style:name="P6" style:family="paragraph" style:parent-style-name="Table_20_Contents">
      <style:text-properties fo:font-size="11pt" officeooo:paragraph-rsid="001f0cf7" style:font-size-asian="11pt" style:font-size-complex="11pt"/>
    </style:style>
    <style:style style:name="P7" style:family="paragraph" style:parent-style-name="Table_20_Contents">
      <style:text-properties fo:font-size="11pt" officeooo:paragraph-rsid="0020e79a" style:font-size-asian="11pt" style:font-size-complex="11pt"/>
    </style:style>
    <style:style style:name="P8" style:family="paragraph" style:parent-style-name="Table_20_Contents">
      <style:text-properties fo:font-size="11pt" officeooo:paragraph-rsid="0022777d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0000" officeooo:paragraph-rsid="001b4614"/>
    </style:style>
    <style:style style:name="P10" style:family="paragraph" style:parent-style-name="Table_20_Contents">
      <style:text-properties fo:color="#ff0000" officeooo:paragraph-rsid="001f0cf7"/>
    </style:style>
    <style:style style:name="P11" style:family="paragraph" style:parent-style-name="Table_20_Contents">
      <style:text-properties fo:color="#ff0000" officeooo:paragraph-rsid="0022777d"/>
    </style:style>
    <style:style style:name="P12" style:family="paragraph" style:parent-style-name="Table_20_Contents">
      <style:text-properties officeooo:paragraph-rsid="001c454f"/>
    </style:style>
    <style:style style:name="P13" style:family="paragraph" style:parent-style-name="Table_20_Contents">
      <style:text-properties officeooo:paragraph-rsid="001c550a"/>
    </style:style>
    <style:style style:name="P14" style:family="paragraph" style:parent-style-name="Table_20_Contents">
      <style:text-properties officeooo:paragraph-rsid="001f0cf7"/>
    </style:style>
    <style:style style:name="P15" style:family="paragraph" style:parent-style-name="Table_20_Contents">
      <style:text-properties officeooo:paragraph-rsid="0020e79a"/>
    </style:style>
    <style:style style:name="P16" style:family="paragraph" style:parent-style-name="Table_20_Contents">
      <style:text-properties fo:color="#0000ff" officeooo:paragraph-rsid="001c550a"/>
    </style:style>
    <style:style style:name="P17" style:family="paragraph" style:parent-style-name="Table_20_Contents" style:list-style-name="L3">
      <style:text-properties fo:color="#ff0000" officeooo:paragraph-rsid="001f0cf7"/>
    </style:style>
    <style:style style:name="P18" style:family="paragraph" style:parent-style-name="Table_20_Contents" style:list-style-name="L4">
      <style:text-properties fo:color="#ff0000" officeooo:paragraph-rsid="0022777d"/>
    </style:style>
    <style:style style:name="P19" style:family="paragraph" style:parent-style-name="Table_20_Contents" style:list-style-name="L1">
      <style:text-properties fo:color="#0000ff" officeooo:paragraph-rsid="001c454f"/>
    </style:style>
    <style:style style:name="P20" style:family="paragraph" style:parent-style-name="Table_20_Contents" style:list-style-name="L2">
      <style:text-properties fo:color="#0000ff" officeooo:paragraph-rsid="001c550a"/>
    </style:style>
    <style:style style:name="P21" style:family="paragraph" style:parent-style-name="Table_20_Contents">
      <style:text-properties fo:color="#0000ff" officeooo:paragraph-rsid="001c454f"/>
    </style:style>
    <style:style style:name="T1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ta – giocatore umano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og</text:p>
          </table:table-cell>
          <table:table-cell table:style-name="Table1.B1" office:value-type="string">
            <text:p text:style-name="P9">Issues [<text:span text:style-name="T1">blue=solved,</text:span> red=still around]</text:p>
          </table:table-cell>
        </table:table-row>
        <table:table-row>
          <table:table-cell table:style-name="Table1.A2" office:value-type="string">
            <text:p text:style-name="P2">--=== Server Welcome message ===-- <text:s/></text:p>
            <text:p text:style-name="P2">Benvenuto su Escape from The Aliens in Outer Space!! </text:p>
            <text:p text:style-name="P2">Versione 0.9 <text:s text:c="23"/></text:p>
            <text:p text:style-name="P2">Have fun! <text:s text:c="26"/></text:p>
            <text:p text:style-name="P2">--=== End of Welcome message ===-- <text:s/></text:p>
            <text:p text:style-name="P2">We are playing the map "Galilei" <text:s text:c="3"/></text:p>
            <text:p text:style-name="P2">There are (2/8) players waiting in this lobby </text:p>
            <text:p text:style-name="P2">The game will start in 5 seconds <text:s text:c="3"/></text:p>
            <text:p text:style-name="P2">You have been assigned to the team: HUMANS </text:p>
            <text:p text:style-name="P2">********** Turn number: 1 * Now Playing : Guest-0-3120 ********** </text:p>
            <text:p text:style-name="P2">Hello player Guest-0-3120, you are located in L08 and it's your turn to move </text:p>
            <text:p text:style-name="P2">you have to move your character on the map </text:p>
            <text:p text:style-name="P2">please enter a valid position (es. A05) </text:p>
            <text:p text:style-name="P2">(My turn, coordinates)&gt; M08 </text:p>
            <text:p text:style-name="P2">Your location is: M08 <text:s text:c="2"/></text:p>
            <text:p text:style-name="P2">You have drawn a SedativesCard-type object card </text:p>
          </table:table-cell>
          <table:table-cell table:style-name="Table1.B2" office:value-type="string">
            <text:p text:style-name="P12">nessuna</text:p>
          </table:table-cell>
        </table:table-row>
        <table:table-row>
          <table:table-cell table:style-name="Table1.A2" office:value-type="string">
            <text:p text:style-name="P2">Do you want to play an object card? </text:p>
            <text:p text:style-name="P2">please enter 'yes' or 'no' </text:p>
            <text:p text:style-name="P2">(My turn, yes/no)&gt; yes </text:p>
            <text:p text:style-name="P2">please specify the object card </text:p>
            <text:p text:style-name="P2">Valid cards are: "attack", "defense", "teleport", "lights", "sedatives", "adrenaline" </text:p>
            <text:p text:style-name="P2">(My turn, object-card)&gt; sedatives </text:p>
            <text:p text:style-name="P2">WrongCardException : You are not allowed to play that card during this phase of the turn </text:p>
            <text:p text:style-name="P2">Do you want to play an object card? </text:p>
            <text:p text:style-name="P2">please enter 'yes' or 'no' </text:p>
            <text:p text:style-name="P2">(My turn, yes/no)&gt; no </text:p>
            <text:p text:style-name="P2">Your turn is now over <text:s text:c="2"/></text:p>
          </table:table-cell>
          <table:table-cell table:style-name="Table1.B2" office:value-type="string">
            <text:p text:style-name="P21">Minor: </text:p>
            <text:list xml:id="list5993270875447708793" text:style-name="L1">
              <text:list-item>
                <text:p text:style-name="P19">Chiede se vuole giocare una carta anche se siamo dopo la mossa e la carta Sedatives non si può giocare</text:p>
              </text:list-item>
              <text:list-item>
                <text:p text:style-name="P19">Anche “attack” e “defense” sono valid cards? (per scartarle, sì; però non devono causare la richiesta “Do you want to play an ObjectCard?”)</text:p>
              </text:list-item>
            </text:list>
            <text:p text:style-name="P12"/>
          </table:table-cell>
        </table:table-row>
        <table:table-row>
          <table:table-cell table:style-name="Table1.A2" office:value-type="string">
            <text:p text:style-name="P3">********** Turn number: 1 * Now Playing : Guest-0-9191 ********** </text:p>
            <text:p text:style-name="P3">You hear noise coming from coordinates M06 </text:p>
            <text:p text:style-name="P3">********** Turn number: 2 * Now Playing : Guest-0-3120 ********** </text:p>
            <text:p text:style-name="P3">Hello player Guest-0-3120, you are located in M08 and it's your turn to move </text:p>
            <text:p text:style-name="P3">Do you want to play an object card? </text:p>
            <text:p text:style-name="P3">please enter 'yes' or 'no' </text:p>
            <text:p text:style-name="P3">(My turn, yes/no)&gt; N08 </text:p>
            <text:p text:style-name="P3">Format error </text:p>
            <text:p text:style-name="P3">(My turn, yes/no)&gt; no </text:p>
            <text:p text:style-name="P3">you have to move your character on the map </text:p>
            <text:p text:style-name="P3">please enter a valid position (es. A05) </text:p>
            <text:p text:style-name="P3">(My turn, coordinates)&gt; N8 </text:p>
            <text:p text:style-name="P3">Your location is: N08 <text:s text:c="2"/></text:p>
            <text:p text:style-name="P3">enter the coordinates where you want to make a noise </text:p>
            <text:p text:style-name="P3">please enter a valid position (es. A05) </text:p>
            <text:p text:style-name="P3">(My turn, coordinates)&gt; N9 </text:p>
            <text:p text:style-name="P3">You hear noise coming from coordinates N9 </text:p>
            <text:p text:style-name="P3"/>
            <text:p text:style-name="P3"/>
          </table:table-cell>
          <table:table-cell table:style-name="Table1.B2" office:value-type="string">
            <text:p text:style-name="P12">nessuna</text:p>
          </table:table-cell>
        </table:table-row>
        <text:soft-page-break/>
        <table:table-row>
          <table:table-cell table:style-name="Table1.A2" office:value-type="string">
            <text:p text:style-name="P3">You have drawn a AttackCard-type object card </text:p>
            <text:p text:style-name="P3">Do you want to play an object card? </text:p>
            <text:p text:style-name="P3">please enter 'yes' or 'no' </text:p>
            <text:p text:style-name="P3">(My turn, yes/no)&gt; no </text:p>
            <text:p text:style-name="P3">Your turn is now over <text:s text:c="2"/>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4">********** Turn number: 2 * Now Playing : Guest-0-9191 ********** </text:p>
            <text:p text:style-name="P4">You hear noise coming from coordinates L5 </text:p>
            <text:p text:style-name="P4">********** Turn number: 3 * Now Playing : Guest-0-3120 ********** </text:p>
            <text:p text:style-name="P4">Hello player Guest-0-3120, you are located in N08 and it's your turn to move </text:p>
            <text:p text:style-name="P4">Do you want to play an object card? </text:p>
            <text:p text:style-name="P4">please enter 'yes' or 'no' </text:p>
            <text:p text:style-name="P4">(My turn, yes/no)&gt; yes </text:p>
            <text:p text:style-name="P4">please specify the object card </text:p>
            <text:p text:style-name="P4">Valid cards are: "attack", "defense", "teleport", "lights", "sedatives", "adrenaline" </text:p>
            <text:p text:style-name="P4">(My turn, object-card)&gt; sedatives </text:p>
            <text:p text:style-name="P4">Player Guest-0-3120 is using a SedativesCard-type card. Guest-0-3120 is a human for sure! </text:p>
            <text:p text:style-name="P4">you have to move your character on the map </text:p>
            <text:p text:style-name="P4">please enter a valid position (es. A05) </text:p>
            <text:p text:style-name="P4">(My turn, coordinates)&gt; O8 </text:p>
            <text:p text:style-name="P4">Your location is: O08 <text:s text:c="2"/></text:p>
            <text:p text:style-name="P4">do you want to attack? <text:s/></text:p>
            <text:p text:style-name="P4">please enter 'yes' or 'no' </text:p>
            <text:p text:style-name="P4">(My turn, yes/no)&gt; no </text:p>
          </table:table-cell>
          <table:table-cell table:style-name="Table1.B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o you want to play an object card? </text:p>
            <text:p text:style-name="P4">please enter 'yes' or 'no' </text:p>
            <text:p text:style-name="P4">(My turn, yes/no)&gt; no </text:p>
            <text:p text:style-name="P4">Your turn is now over <text:s text:c="2"/></text:p>
          </table:table-cell>
          <table:table-cell table:style-name="Table1.B2" office:value-type="string">
            <text:p text:style-name="P16">Major:</text:p>
            <text:list xml:id="list3458936743066635888" text:style-name="L2">
              <text:list-item>
                <text:p text:style-name="P20">Anche se l'unica carta che hai in mano è la Attack card, che non puoi giocare liberamente ma solo quando richiesto, il server ti chiede lo stesso se vuoi giocare una Carta Oggetto. </text:p>
              </text:list-item>
            </text:list>
          </table:table-cell>
        </table:table-row>
        <table:table-row>
          <table:table-cell table:style-name="Table1.A2" office:value-type="string">
            <text:p text:style-name="P5">********** Turn number: 3 * Now Playing : Guest-0-9191 ********** </text:p>
            <text:p text:style-name="P5">You hear noise coming from coordinates O06 </text:p>
            <text:p text:style-name="P5">********** Turn number: 4 * Now Playing : Guest-0-3120 ********** </text:p>
            <text:p text:style-name="P5">Hello player Guest-0-3120, you are located in O08 and it's your turn to move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 have to move your character on the map </text:p>
            <text:p text:style-name="P5">please enter a valid position (es. A05) </text:p>
            <text:p text:style-name="P5">(My turn, coordinates)&gt; P8 </text:p>
            <text:p text:style-name="P5">Your location is: P08 <text:s text:c="2"/></text:p>
            <text:p text:style-name="P5">do you want to attack? <text:s/></text:p>
            <text:p text:style-name="P5">please enter 'yes' or 'no' </text:p>
            <text:p text:style-name="P5">(My turn, yes/no)&gt; no </text:p>
            <text:p text:style-name="P5">Do you want to play an object card? </text:p>
            <text:p text:style-name="P5">please enter 'yes' or 'no' </text:p>
            <text:p text:style-name="P5">(My turn, yes/no)&gt; no </text:p>
            <text:p text:style-name="P5">Your turn is now over <text:s text:c="2"/></text:p>
            <text:p text:style-name="P5">********** Turn number: 4 * Now Playing : Guest-0-9191 ********** </text:p>
            <text:p text:style-name="P5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6">Etc.etc., tutto ok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7 * Now Playing : Guest-0-9191 ********** </text:p>
            <text:p text:style-name="P6">(Someone else's turn, free-action)&gt; P10 </text:p>
            <text:p text:style-name="P6">You hear noise coming from coordinates A3 </text:p>
            <text:p text:style-name="P6">********** Turn number: 8 * Now Playing : Guest-0-3120 ********** </text:p>
            <text:p text:style-name="P6">Hello player Guest-0-3120, you are located in Q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Q11 </text:p>
            <text:p text:style-name="P6">Your location is: P10 <text:s text:c="2"/></text:p>
            <text:p text:style-name="P6">Your turn is now over <text:s text:c="2"/></text:p>
          </table:table-cell>
          <table:table-cell table:style-name="Table1.B2" office:value-type="string">
            <text:p text:style-name="P10">Major: </text:p>
            <text:list xml:id="list8187823422554503329" text:style-name="L3">
              <text:list-item>
                <text:p text:style-name="P17">Scrivere P10 prima significa che, anche se ti richiede la posizione, il server riceve P10. E Q11 rimane in coda, sovrascrivendo la prossima richiesta di posizione!</text:p>
              </text:list-item>
            </text:list>
          </table:table-cell>
        </table:table-row>
        <table:table-row>
          <table:table-cell table:style-name="Table1.A2" office:value-type="string">
            <text:p text:style-name="P6">********** Turn number: 8 * Now Playing : Guest-0-9191 ********** </text:p>
            <text:p text:style-name="P6">You hear noise coming from coordinates A2 </text:p>
            <text:p text:style-name="P6">********** Turn number: 9 * Now Playing : Guest-0-3120 ********** </text:p>
            <text:p text:style-name="P6">Hello player Guest-0-3120, you are located in P10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P11 </text:p>
            <text:p text:style-name="P6">Your location is: Q11 <text:s text:c="2"/></text:p>
            <text:p text:style-name="P6">Your turn is now over <text:s text:c="2"/></text:p>
          </table:table-cell>
          <table:table-cell table:style-name="Table1.B2" office:value-type="string">
            <text:p text:style-name="P10">Qui Q11 sovrascrive P11</text:p>
          </table:table-cell>
        </table:table-row>
        <table:table-row>
          <table:table-cell table:style-name="Table1.A2" office:value-type="string">
            <text:p text:style-name="P6">********** Turn number: 9 * Now Playing : Guest-0-9191 ********** </text:p>
            <text:p text:style-name="P6">You hear noise coming from coordinates A1 </text:p>
            <text:p text:style-name="P6">(Someone else's turn, free-action)&gt; </text:p>
            <text:p text:style-name="P6">(Someone else's turn, free-action)&gt; </text:p>
            <text:p text:style-name="P6">(Someone else's turn, free-action)&gt; </text:p>
            <text:p text:style-name="P6">(Someone else's turn, free-action)&gt; Aù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********** Turn number: 10 * Now Playing : Guest-0-3120 ********** </text:p>
            <text:p text:style-name="P6">Hello player Guest-0-3120, you are located in Q11 and it's your turn to move </text:p>
            <text:p text:style-name="P6">you have to move your character on the map </text:p>
            <text:p text:style-name="P6">please enter a valid position (es. A05) </text:p>
            <text:p text:style-name="P6">(My turn, coordinates)&gt; </text:p>
            <text:p text:style-name="P6">Coordinates not recognized. </text:p>
            <text:p text:style-name="P6">Coordinates must be in the format "A01", </text:p>
            <text:p text:style-name="P6">where 'A' is an uppercase letter, and '01' </text:p>
            <text:p text:style-name="P6">is a 2-digit number. </text:p>
            <text:p text:style-name="P6">(My turn, coordinates)&gt; Q12 </text:p>
            <text:p text:style-name="P6">Your location is: P11 <text:s text:c="2"/></text:p>
          </table:table-cell>
          <table:table-cell table:style-name="Table1.B2" office:value-type="string">
            <text:p text:style-name="P14">E qui P11 sovrascrive Q11.</text:p>
          </table:table-cell>
        </table:table-row>
        <table:table-row>
          <table:table-cell table:style-name="Table1.A2" office:value-type="string">
            <text:p text:style-name="P7">You hear noise coming from coordinates P11 </text:p>
            <text:p text:style-name="P7">You have drawn a AdrenalineCard-type object card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WrongCardException : You are not allowed to play that card during this phase of the turn </text:p>
            <text:p text:style-name="P7">Do you want to play an object card? </text:p>
            <text:p text:style-name="P7">please enter 'yes' or 'no' </text:p>
            <text:p text:style-name="P7">(My turn, yes/no)&gt; no </text:p>
            <text:p text:style-name="P7"><text:soft-page-break/>Your turn is now over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********** Turn number: 10 * Now Playing : Guest-0-9191 ********** </text:p>
            <text:p text:style-name="P7">********** Turn number: 11 * Now Playing : Guest-0-3120 ********** </text:p>
            <text:p text:style-name="P7">Hello player Guest-0-3120, you are located in P11 and it's your turn to move </text:p>
            <text:p text:style-name="P7">Do you want to play an object card? </text:p>
            <text:p text:style-name="P7">please enter 'yes' or 'no' </text:p>
            <text:p text:style-name="P7">(My turn, yes/no)&gt; yes </text:p>
            <text:p text:style-name="P7">please specify the object card </text:p>
            <text:p text:style-name="P7">Valid cards are: "attack", "defense", "teleport", "lights", "sedatives", "adrenaline" </text:p>
            <text:p text:style-name="P7">(My turn, object-card)&gt; adrenaline </text:p>
            <text:p text:style-name="P7">Player Guest-0-3120 is using a AdrenalineCard-type card. Guest-0-3120 is a human for sure! </text:p>
            <text:p text:style-name="P7">you have to move your character on the map </text:p>
            <text:p text:style-name="P7">please enter a valid position (es. A05) </text:p>
            <text:p text:style-name="P7">(My turn, coordinates)&gt; R12 </text:p>
            <text:p text:style-name="P7">Your location is: R12 <text:s text:c="2"/></text:p>
            <text:p text:style-name="P7">Your turn is now over <text:s text:c="2"/></text:p>
          </table:table-cell>
          <table:table-cell table:style-name="Table1.B2" office:value-type="string">
            <text:p text:style-name="P15">Adesso la coda è “pulita” e non vi è più sovrascrittura.</text:p>
          </table:table-cell>
        </table:table-row>
        <table:table-row>
          <table:table-cell table:style-name="Table1.A2" office:value-type="string">
            <text:p text:style-name="P7"><text:s/></text:p>
            <text:p text:style-name="P8">(...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********** Turn number: 15 * Now Playing : Guest-0-3120 ********** </text:p>
            <text:p text:style-name="P8">Hello player Guest-0-3120, you are located in U13 and it's your turn to move </text:p>
            <text:p text:style-name="P8">Do you want to play an object card? </text:p>
            <text:p text:style-name="P8">please enter 'yes' or 'no' </text:p>
            <text:p text:style-name="P8">(My turn, yes/no)&gt; V13 </text:p>
            <text:p text:style-name="P8">Format error </text:p>
            <text:p text:style-name="P8">(My turn, yes/no)&gt; no </text:p>
            <text:p text:style-name="P8">you have to move your character on the map </text:p>
            <text:p text:style-name="P8">please enter a valid position (es. A05) </text:p>
            <text:p text:style-name="P8">(My turn, coordinates)&gt; V13 </text:p>
            <text:p text:style-name="P8">Your location is: V13 <text:s text:c="2"/></text:p>
            <text:p text:style-name="P8">Congratulations! You managed to escape the broken ship! </text:p>
            <text:p text:style-name="P8">Player Guest-0-3120 managed to escape from the HMS Selva </text:p>
            <text:p text:style-name="P8">Do you want to play an object card? </text:p>
            <text:p text:style-name="P8">please enter 'yes' or 'no' </text:p>
            <text:p text:style-name="P8">(My turn, yes/no)&gt; no </text:p>
            <text:p text:style-name="P8">Your turn is now over <text:s text:c="2"/></text:p>
            <text:p text:style-name="P8">End of the Game! Here come the results </text:p>
            <text:p text:style-name="P8">Winners from the HUMANS team: Guest-0-3120 </text:p>
            <text:p text:style-name="P8">Team ALIENS was defeated <text:s text:c="11"/></text:p>
            <text:p text:style-name="P8">Goodbye user Guest-0-3120, it was nice to have you on our server </text:p>
            <text:p text:style-name="P8">Disconnected by server; press enter to quit. </text:p>
            <text:p text:style-name="P8">(Someone else's turn, free-action)&gt; </text:p>
            <text:p text:style-name="P8">[andrea@Zatoichi target]$ </text:p>
          </table:table-cell>
          <table:table-cell table:style-name="Table1.B2" office:value-type="string">
            <text:p text:style-name="P11">Minor: </text:p>
            <text:list xml:id="list3392291183421931588" text:style-name="L4">
              <text:list-item>
                <text:p text:style-name="P18">Dopo che il Player è escaped, chiede ancora se vuole giocare una Carta Oggetto</text:p>
              </text:list-item>
            </text:list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/></text:p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1:52:40</meta:creation-date>
    <dc:date>2015-06-16T22:32:48</dc:date>
    <dc:creator>Andrea </dc:creator>
    <meta:editing-duration>PT1H3M58S</meta:editing-duration>
    <meta:editing-cycles>16</meta:editing-cycles>
    <meta:generator>LibreOffice/4.0.4.2$Linux_X86_64 LibreOffice_project/400m0$Build-2</meta:generator>
    <meta:document-statistic meta:table-count="1" meta:image-count="0" meta:object-count="0" meta:page-count="5" meta:paragraph-count="201" meta:word-count="1368" meta:character-count="8153" meta:non-whitespace-character-count="6699"/>
  </office:meta>
</office:document-meta>
</file>